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4*"/>
    </style:style>
    <style:style style:name="Tabela1.D" style:family="table-column">
      <style:table-column-properties style:column-width="4.249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b0686" officeooo:paragraph-rsid="00173d1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578bc" officeooo:paragraph-rsid="00173d1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3c2f7" officeooo:paragraph-rsid="00173d1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6dcc6" officeooo:paragraph-rsid="00173d1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173d12" officeooo:paragraph-rsid="00173d1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rsid="000b0686" officeooo:paragraph-rsid="00173d1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0b0686" officeooo:paragraph-rsid="00173d1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font-weight="bold" officeooo:rsid="0003c2f7" officeooo:paragraph-rsid="00173d1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officeooo:rsid="000b0686" officeooo:paragraph-rsid="00173d1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rsid="000b0686" officeooo:paragraph-rsid="00173d12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3c2f7" officeooo:paragraph-rsid="00173d12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578bc" officeooo:paragraph-rsid="00173d1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8b92e" officeooo:paragraph-rsid="00173d12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rsid="0003c2f7" officeooo:paragraph-rsid="00173d12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03c2f7" officeooo:paragraph-rsid="00173d12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09345d" officeooo:paragraph-rsid="00173d12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2pt" officeooo:rsid="00173d12" officeooo:paragraph-rsid="00173d12" style:font-size-asian="12pt" style:font-size-complex="12pt"/>
    </style:style>
    <style:style style:name="P18" style:family="paragraph" style:parent-style-name="List_20_Contents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paragraph-rsid="00173d12" style:font-size-asian="12pt" style:font-size-complex="12pt"/>
    </style:style>
    <style:style style:name="T1" style:family="text">
      <style:text-properties officeooo:rsid="000578bc"/>
    </style:style>
    <style:style style:name="T2" style:family="text">
      <style:text-properties fo:font-weight="normal" officeooo:rsid="000578bc" style:font-weight-asian="normal" style:font-weight-complex="normal"/>
    </style:style>
    <style:style style:name="T3" style:family="text">
      <style:text-properties fo:font-weight="normal" officeooo:rsid="0003c2f7" style:font-weight-asian="normal" style:font-weight-complex="normal"/>
    </style:style>
    <style:style style:name="T4" style:family="text">
      <style:text-properties officeooo:rsid="0009345d"/>
    </style:style>
    <style:style style:name="T5" style:family="text">
      <style:text-properties officeooo:rsid="00173d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1">Tipo de Função</text:p>
          </table:table-cell>
          <table:table-cell table:style-name="Tabela1.A1" office:value-type="string">
            <text:p text:style-name="P12">Simples</text:p>
          </table:table-cell>
          <table:table-cell table:style-name="Tabela1.A1" office:value-type="string">
            <text:p text:style-name="P11">Médi<text:span text:style-name="T1">o</text:span></text:p>
          </table:table-cell>
          <table:table-cell table:style-name="Tabela1.D1" office:value-type="string">
            <text:p text:style-name="P12">Complexo</text:p>
          </table:table-cell>
        </table:table-row>
        <table:table-row>
          <table:table-cell table:style-name="Tabela1.A2" office:value-type="string">
            <text:p text:style-name="P14">Entrada externa</text:p>
          </table:table-cell>
          <table:table-cell table:style-name="Tabela1.A2" office:value-type="string">
            <text:p text:style-name="P15">3</text:p>
          </table:table-cell>
          <table:table-cell table:style-name="Tabela1.A2" office:value-type="string">
            <text:p text:style-name="P15">4</text:p>
          </table:table-cell>
          <table:table-cell table:style-name="Tabela1.D2" office:value-type="string">
            <text:p text:style-name="P15">6</text:p>
          </table:table-cell>
        </table:table-row>
        <table:table-row>
          <table:table-cell table:style-name="Tabela1.A2" office:value-type="string">
            <text:p text:style-name="P15">Saida externa</text:p>
          </table:table-cell>
          <table:table-cell table:style-name="Tabela1.A2" office:value-type="string">
            <text:p text:style-name="P15">4</text:p>
          </table:table-cell>
          <table:table-cell table:style-name="Tabela1.A2" office:value-type="string">
            <text:p text:style-name="P15">5</text:p>
          </table:table-cell>
          <table:table-cell table:style-name="Tabela1.D2" office:value-type="string">
            <text:p text:style-name="P15">7</text:p>
          </table:table-cell>
        </table:table-row>
        <table:table-row>
          <table:table-cell table:style-name="Tabela1.A2" office:value-type="string">
            <text:p text:style-name="P15">Consultas externas</text:p>
          </table:table-cell>
          <table:table-cell table:style-name="Tabela1.A2" office:value-type="string">
            <text:p text:style-name="P15">3</text:p>
          </table:table-cell>
          <table:table-cell table:style-name="Tabela1.A2" office:value-type="string">
            <text:p text:style-name="P15">4</text:p>
          </table:table-cell>
          <table:table-cell table:style-name="Tabela1.D2" office:value-type="string">
            <text:p text:style-name="P15">6</text:p>
          </table:table-cell>
        </table:table-row>
        <table:table-row>
          <table:table-cell table:style-name="Tabela1.A2" office:value-type="string">
            <text:p text:style-name="P15">Arquivos lógicos internos</text:p>
          </table:table-cell>
          <table:table-cell table:style-name="Tabela1.A2" office:value-type="string">
            <text:p text:style-name="P15">7</text:p>
          </table:table-cell>
          <table:table-cell table:style-name="Tabela1.A2" office:value-type="string">
            <text:p text:style-name="P15">10</text:p>
          </table:table-cell>
          <table:table-cell table:style-name="Tabela1.D2" office:value-type="string">
            <text:p text:style-name="P15">15</text:p>
          </table:table-cell>
        </table:table-row>
        <table:table-row>
          <table:table-cell table:style-name="Tabela1.A2" office:value-type="string">
            <text:p text:style-name="P15">Arquivos de interface externa</text:p>
          </table:table-cell>
          <table:table-cell table:style-name="Tabela1.A2" office:value-type="string">
            <text:p text:style-name="P15">5</text:p>
          </table:table-cell>
          <table:table-cell table:style-name="Tabela1.A2" office:value-type="string">
            <text:p text:style-name="P15">7</text:p>
          </table:table-cell>
          <table:table-cell table:style-name="Tabela1.D2" office:value-type="string">
            <text:p text:style-name="P15">10</text:p>
          </table:table-cell>
        </table:table-row>
      </table:table>
      <text:p text:style-name="P9">Tabela IFPUG</text:p>
      <text:p text:style-name="P10"/>
      <text:p text:style-name="P2">Para ajustar os pontos:</text:p>
      <text:p text:style-name="P2"/>
      <text:p text:style-name="P2">AFP = UFP * VAF</text:p>
      <text:p text:style-name="P2"/>
      <text:p text:style-name="P1">UFP = contagem dos pontos de função</text:p>
      <text:p text:style-name="P2"/>
      <text:p text:style-name="P2">VAF = fator de ajuste</text:p>
      <text:p text:style-name="P3"/>
      <text:p text:style-name="P3"><text:span text:style-name="T1">VAF</text:span> = 0,65 + 0,01*Soma d<text:span text:style-name="T1">os fatores de ajuste técnico(14 no total</text:span>)</text:p>
      <text:p text:style-name="P3"/>
      <text:p text:style-name="P18"><text:span text:style-name="T2">1. </text:span><text:span text:style-name="T3">Comunicação de Dados.</text:span></text:p>
      <text:p text:style-name="P18"><text:span text:style-name="T1">2. </text:span>Processamento Distribuído de Dados.</text:p>
      <text:p text:style-name="P18"><text:span text:style-name="T1">3. </text:span>Desempenho.</text:p>
      <text:p text:style-name="P18"><text:span text:style-name="T1">4. </text:span>Configuração Intensamente Utilizada.</text:p>
      <text:p text:style-name="P18"><text:span text:style-name="T1">5. </text:span>Taxa de Transação.</text:p>
      <text:p text:style-name="P18">6. Entrada de Dados On-Line.</text:p>
      <text:p text:style-name="P18">7. Eficiência do Usuário Final.</text:p>
      <text:p text:style-name="P18">8. Atualização On-Line.</text:p>
      <text:p text:style-name="P18">9. Processamento Complexo.</text:p>
      <text:p text:style-name="P18">10. Reutilização.</text:p>
      <text:p text:style-name="P18">11. Facilidade de Instalação.</text:p>
      <text:p text:style-name="P18">12. Facilidade de Operação.</text:p>
      <text:p text:style-name="P18">13. Múltiplas Localidades.</text:p>
      <text:p text:style-name="P18">14. Facilidade de Alteração.</text:p>
      <text:p text:style-name="P3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13">Tipo de função</text:p>
          </table:table-cell>
          <table:table-cell table:style-name="Tabela2.A1" office:value-type="string">
            <text:p text:style-name="P13">Simples</text:p>
          </table:table-cell>
          <table:table-cell table:style-name="Tabela2.A1" office:value-type="string">
            <text:p text:style-name="P13">Médio</text:p>
          </table:table-cell>
          <table:table-cell table:style-name="Tabela2.D1" office:value-type="string">
            <text:p text:style-name="P13">Complexo</text:p>
          </table:table-cell>
        </table:table-row>
        <table:table-row>
          <table:table-cell table:style-name="Tabela2.A2" office:value-type="string">
            <text:p text:style-name="P13">ALI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0</text:p>
          </table:table-cell>
          <table:table-cell table:style-name="Tabela2.D2" office:value-type="string">
            <text:p text:style-name="P17">0</text:p>
          </table:table-cell>
        </table:table-row>
        <table:table-row>
          <table:table-cell table:style-name="Tabela2.A2" office:value-type="string">
            <text:p text:style-name="P13">AIE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0</text:p>
          </table:table-cell>
          <table:table-cell table:style-name="Tabela2.D2" office:value-type="string">
            <text:p text:style-name="P16">0</text:p>
          </table:table-cell>
        </table:table-row>
        <table:table-row>
          <table:table-cell table:style-name="Tabela2.A2" office:value-type="string">
            <text:p text:style-name="P13">EE</text:p>
          </table:table-cell>
          <table:table-cell table:style-name="Tabela2.A2" office:value-type="string">
            <text:p text:style-name="P16">0</text:p>
          </table:table-cell>
          <table:table-cell table:style-name="Tabela2.A2" office:value-type="string">
            <text:p text:style-name="P17">1</text:p>
          </table:table-cell>
          <table:table-cell table:style-name="Tabela2.D2" office:value-type="string">
            <text:p text:style-name="P16">0</text:p>
          </table:table-cell>
        </table:table-row>
        <table:table-row>
          <table:table-cell table:style-name="Tabela2.A2" office:value-type="string">
            <text:p text:style-name="P13">SE</text:p>
          </table:table-cell>
          <table:table-cell table:style-name="Tabela2.A2" office:value-type="string">
            <text:p text:style-name="P16">0</text:p>
          </table:table-cell>
          <table:table-cell table:style-name="Tabela2.A2" office:value-type="string">
            <text:p text:style-name="P17">1</text:p>
          </table:table-cell>
          <table:table-cell table:style-name="Tabela2.D2" office:value-type="string">
            <text:p text:style-name="P17">0</text:p>
          </table:table-cell>
        </table:table-row>
        <table:table-row>
          <table:table-cell table:style-name="Tabela2.A2" office:value-type="string">
            <text:p text:style-name="P13">CE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0</text:p>
          </table:table-cell>
          <table:table-cell table:style-name="Tabela2.D2" office:value-type="string">
            <text:p text:style-name="P17">1</text:p>
          </table:table-cell>
        </table:table-row>
      </table:table>
      <text:p text:style-name="P6">Tabela do total de pontos de função</text:p>
      <text:p text:style-name="P7"/>
      <text:p text:style-name="P5">ALI = 1 simples (acesso).</text:p>
      <text:p text:style-name="P5">CE = 1 complexo(consulta).</text:p>
      <text:p text:style-name="P5">SE = 1 medio(impressao).</text:p>
      <text:p text:style-name="P5"><text:soft-page-break/>EE = 1 medio(entrada do nome).</text:p>
      <text:p text:style-name="P3"/>
      <text:p text:style-name="P4">ALI = <text:span text:style-name="T5">x</text:span>*simples(7) </text:p>
      <text:p text:style-name="P4"><text:tab/><text:span text:style-name="T4">1*7 = 7.</text:span></text:p>
      <text:p text:style-name="P4"/>
      <text:p text:style-name="P4">AIE = x*simples(5) + x*medio(7) + x*complexo(10)</text:p>
      <text:p text:style-name="P4"><text:tab/><text:span text:style-name="T4">1*5 + 2*7 + 0*10</text:span></text:p>
      <text:p text:style-name="P4"><text:tab/><text:span text:style-name="T4">5+14 = 19.</text:span></text:p>
      <text:p text:style-name="P4"/>
      <text:p text:style-name="P4">EE = x*simples(3) + x*medio(4) + x*complexo(6)</text:p>
      <text:p text:style-name="P4"><text:tab/><text:span text:style-name="T4">0*3 + 23*4 + 0*6</text:span></text:p>
      <text:p text:style-name="P4"><text:tab/><text:span text:style-name="T4">92.</text:span></text:p>
      <text:p text:style-name="P4"/>
      <text:p text:style-name="P4">SE = x*simples(4) + x*medio(5) + x*complexo(7)</text:p>
      <text:p text:style-name="P4"><text:tab/><text:span text:style-name="T4">0*4 + 1*5 + 1*7</text:span></text:p>
      <text:p text:style-name="P4"><text:tab/><text:span text:style-name="T4">5+7 = 12.</text:span></text:p>
      <text:p text:style-name="P4"/>
      <text:p text:style-name="P4">CE = x*simples(3) + x*medio(4) + x*complexo(6)</text:p>
      <text:p text:style-name="P4"><text:tab/><text:span text:style-name="T4">1*3 + 3*4 + 0*6</text:span></text:p>
      <text:p text:style-name="P4"><text:tab/><text:span text:style-name="T4">3+12 = 15.</text:span></text:p>
      <text:p text:style-name="P4"/>
      <text:p text:style-name="P3"><text:span text:style-name="T1">VAF</text:span> = 0,65 + 0,01*Soma d<text:span text:style-name="T1">os fatores de ajuste técnico(14 no total</text:span>)</text:p>
      <text:p text:style-name="P1">VAF = 0,65 + (0,01*11)</text:p>
      <text:p text:style-name="P1">VAF = 0,65 + 0,11</text:p>
      <text:p text:style-name="P1">VAF = 0,76.</text:p>
      <text:p text:style-name="P1"/>
      <text:p text:style-name="P1">UFP = (95 + 19 + 92 + 12 + 15)</text:p>
      <text:p text:style-name="P1">UFP = 233.</text:p>
      <text:p text:style-name="P1"/>
      <text:p text:style-name="P2">AFP = UFP * VAF</text:p>
      <text:p text:style-name="P1">AFP = 233 * 0,76</text:p>
      <text:p text:style-name="P1">AFP = 177,0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5:22:36.922100527</meta:creation-date>
    <dc:date>2017-04-24T15:31:58.273437225</dc:date>
    <meta:editing-duration>PT9M21S</meta:editing-duration>
    <meta:editing-cycles>1</meta:editing-cycles>
    <meta:document-statistic meta:table-count="2" meta:image-count="0" meta:object-count="0" meta:page-count="2" meta:paragraph-count="96" meta:word-count="289" meta:character-count="1410" meta:non-whitespace-character-count="1207"/>
    <meta:generator>LibreOffice/5.1.6.2$Linux_X86_64 LibreOffice_project/10m0$Build-2</meta:generator>
  </office:meta>
</office:document-meta>
</file>